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sockets is revolutionary techology introduced in HTML5 which enables full duplex communication with the browsser and the server . Socket.io is the abstraction layer for Websockets in Node.Js</text:p>
      <text:p text:style-name="Standard">Socket.io is built in such a way that both the client(browser) and the server can send messages and listen to the incoming messages</text:p>
      <text:list xml:id="list623329238" text:style-name="L1">
        <text:list-item>
          <text:p text:style-name="P1">The event triggered at the server will be handled by the corresponding event handler at the client and vice-versa , socket.io facilitates this communication</text:p>
        </text:list-item>
        <text:list-item>
          <text:p text:style-name="P1">Client/Server should send the messages as strings , so the JSON.stringify() is used on the javascript object to be sent , on the other side the string has to be converted into a javascript object by using JSON.parse() 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c </meta:initial-creator>
    <meta:creation-date>2013-10-12T08:27:40</meta:creation-date>
    <dc:date>2013-10-12T08:53:03</dc:date>
    <dc:creator>karthic </dc:creator>
    <meta:editing-duration>PT21M5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4" meta:word-count="116" meta:character-count="328" meta:non-whitespace-character-count="593"/>
  </office:meta>
</office:document-meta>
</file>